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fo:background-color="#66ff00"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normal" fo:background-color="#ffff00"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Times New Roman" fo:font-style="italic" style:text-underline-style="none" fo:font-weight="normal" fo:background-color="#66ff00"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style:text-underline-style="none" fo:font-weight="normal" fo:background-color="#ffffff" style:font-style-asian="italic" style:font-weight-asian="normal" style:font-style-complex="italic" style:font-weight-complex="normal"/>
    </style:style>
    <style:style style:name="P9" style:family="paragraph" style:parent-style-name="Standard">
      <loext:graphic-properties draw:fill="solid" draw:fill-color="#ffffff" draw:opacity="100%"/>
      <style:paragraph-properties fo:text-align="start" style:justify-single-word="false" fo:background-color="#ffffff"/>
      <style:text-properties style:font-name="Times New Roman" fo:font-style="italic" style:text-underline-style="none" fo:font-weight="normal" fo:background-color="#ffffff"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Times New Roman" fo:font-style="italic" style:text-underline-style="none" fo:font-weight="bold" fo:background-color="#ffff00"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none" fo:font-weight="normal" fo:background-color="#ffff00"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none" fo:font-weight="normal" fo:background-color="#ff3399"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mes New Roman" fo:font-style="normal" style:text-underline-style="none" fo:font-weight="normal" fo:background-color="#66ff00"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style:font-name="Times New Roman" fo:font-style="normal" style:text-underline-style="none" fo:font-weight="bold" fo:background-color="#ffff00"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style:font-name="Times New Roman" fo:font-style="normal" style:text-underline-style="none" fo:font-weight="bold" fo:background-color="#ff3399"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Times New Roman" fo:font-style="normal" style:text-underline-style="none" fo:font-weight="bold" fo:background-color="#66ff00"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Times New Roman" fo:font-style="normal" style:text-underline-style="none" fo:font-weight="bold" fo:background-color="#ffffff"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fo:background-color="#66ff00"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font-name="Times New Roman" fo:font-size="10pt" fo:font-style="italic" style:text-underline-style="none" fo:font-weight="bold" fo:background-color="#ff3399" style:font-size-asian="10pt" style:font-style-asian="italic" style:font-weight-asian="bold" style:font-size-complex="10pt" style:font-style-complex="italic" style:font-weight-complex="bold"/>
    </style:style>
    <style:style style:name="P24" style:family="paragraph" style:parent-style-name="Standard">
      <style:paragraph-properties fo:text-align="start" style:justify-single-word="false"/>
      <style:text-properties style:font-name="Times New Roman" fo:font-size="10pt" fo:font-style="italic" style:text-underline-style="none" fo:font-weight="bold" fo:background-color="#ffffff" style:font-size-asian="10pt" style:font-style-asian="italic" style:font-weight-asian="bold" style:font-size-complex="10pt" style:font-style-complex="italic" style:font-weight-complex="bold"/>
    </style:style>
    <style:style style:name="P25" style:family="paragraph" style:parent-style-name="Standard">
      <style:paragraph-properties fo:text-align="start" style:justify-single-word="false"/>
      <style:text-properties style:font-name="Times New Roman" fo:font-size="10pt" fo:font-style="normal" style:text-underline-style="none" fo:font-weight="bold" fo:background-color="#ffff00" style:font-size-asian="10pt" style:font-style-asian="normal" style:font-weight-asian="bold" style:font-size-complex="10pt" style:font-style-complex="normal" style:font-weight-complex="bold"/>
    </style:style>
    <style:style style:name="P26" style:family="paragraph" style:parent-style-name="Standard">
      <style:paragraph-properties fo:text-align="start" style:justify-single-word="false"/>
      <style:text-properties style:font-name="Times New Roman"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P27" style:family="paragraph" style:parent-style-name="Standard">
      <loext:graphic-properties draw:fill="solid" draw:fill-color="#ffffff" draw:opacity="100%"/>
      <style:paragraph-properties fo:text-align="start" style:justify-single-word="false" fo:background-color="#ffffff"/>
      <style:text-properties style:font-name="Times New Roman"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center" style:justify-single-word="false"/>
      <style:text-properties style:font-name="Blazed" fo:font-size="26pt" fo:font-style="normal" style:text-underline-style="none" fo:font-weight="bold" style:font-size-asian="26pt" style:font-style-asian="normal" style:font-weight-asian="bold" style:font-size-complex="26pt" style:font-style-complex="normal" style:font-weight-complex="bold" style:text-scale="60%"/>
    </style:style>
    <style:style style:name="P29"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66ff00"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ffff00"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ff3399" style:font-style-asian="italic" style:font-weight-asian="normal" style:font-style-complex="italic" style:font-weight-complex="normal"/>
    </style:style>
    <style:style style:name="P32"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3"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34" style:family="paragraph" style:parent-style-name="Standard" style:list-style-name="L3">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fo:background-color="#ff3399" loext:char-shading-value="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loext:char-shading-value="0" style:font-weight-asian="normal" style:font-weight-complex="normal"/>
    </style:style>
    <style:style style:name="T5" style:family="text">
      <style:text-properties fo:font-weight="normal" fo:background-color="#ffff00" loext:char-shading-value="0" style:font-weight-asian="normal" style:font-weight-complex="normal"/>
    </style:style>
    <style:style style:name="T6" style:family="text">
      <style:text-properties fo:font-weight="normal" fo:background-color="#66ff00" loext:char-shading-value="0" style:font-weight-asian="normal" style:font-weight-complex="normal"/>
    </style:style>
    <style:style style:name="T7" style:family="text">
      <style:text-properties fo:font-weight="normal" fo:background-color="#ffffff" loext:char-shading-value="0"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fo:background-color="transparent" loext:char-shading-value="0" style:font-style-asian="italic" style:font-weight-asian="normal" style:font-style-complex="italic" style:font-weight-complex="normal"/>
    </style:style>
    <style:style style:name="T10" style:family="text">
      <style:text-properties fo:font-style="italic" fo:font-weight="normal" fo:background-color="#ffffff" loext:char-shading-value="0"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0064a0" style:font-style-asian="italic" style:font-style-complex="italic"/>
    </style:style>
    <style:style style:name="T13" style:family="text">
      <style:text-properties fo:font-style="italic" officeooo:rsid="000076b0"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fo:background-color="#ffff00" loext:char-shading-value="0" style:font-style-asian="normal" style:font-weight-asian="normal" style:font-style-complex="normal" style:font-weight-complex="normal"/>
    </style:style>
    <style:style style:name="T17" style:family="text">
      <style:text-properties fo:font-style="normal" fo:font-weight="normal" fo:background-color="#ffffff" loext:char-shading-value="0"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fo:font-weight="normal" style:font-weight-asian="normal" style:font-weight-complex="normal"/>
    </style:style>
    <style:style style:name="T23" style:family="text">
      <style:text-properties fo:background-color="#ffff00" loext:char-shading-value="0"/>
    </style:style>
    <style:style style:name="T24" style:family="text">
      <style:text-properties fo:background-color="#66ff00" loext:char-shading-value="0"/>
    </style:style>
    <style:style style:name="T25" style:family="text">
      <style:text-properties fo:background-color="#ff3399" loext:char-shading-value="0"/>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fo:background-color="#ff3399" loext:char-shading-value="0" style:font-weight-asian="bold" style:font-weight-complex="bold"/>
    </style:style>
    <style:style style:name="T28" style:family="text">
      <style:text-properties fo:font-size="10pt" fo:font-style="normal" style:font-size-asian="10pt" style:font-style-asian="normal" style:font-size-complex="10pt" style:font-style-complex="normal"/>
    </style:style>
    <style:style style:name="T29" style:family="text">
      <style:text-properties fo:font-size="10pt" fo:font-style="normal" fo:background-color="#ffffff" loext:char-shading-value="0" style:font-size-asian="10pt" style:font-style-asian="normal" style:font-size-complex="10pt" style:font-style-complex="normal"/>
    </style:style>
    <style:style style:name="T30" style:family="text">
      <style:text-properties fo:font-size="10pt" fo:font-style="normal" fo:font-weight="normal" fo:background-color="#ffffff" loext:char-shading-value="0" style:font-size-asian="10pt" style:font-style-asian="normal" style:font-weight-asian="normal" style:font-size-complex="10pt" style:font-style-complex="normal" style:font-weight-complex="normal"/>
    </style:style>
    <style:style style:name="T31" style:family="text">
      <style:text-properties fo:font-size="10pt" fo:font-weight="normal" fo:background-color="#ffffff" loext:char-shading-value="0" style:font-size-asian="10pt" style:font-weight-asian="normal" style:font-size-complex="10pt" style:font-weight-complex="normal"/>
    </style:style>
    <style:style style:name="T32" style:family="text">
      <style:text-properties fo:font-size="10pt" fo:font-weight="normal" fo:background-color="#ffff00" loext:char-shading-value="0" style:font-size-asian="10pt" style:font-weight-asian="normal" style:font-size-complex="10pt" style:font-weight-complex="normal"/>
    </style:style>
    <style:style style:name="T33" style:family="text">
      <style:text-properties fo:font-size="10pt" style:font-size-asian="10pt" style:font-size-complex="10pt"/>
    </style:style>
    <style:style style:name="T34" style:family="text">
      <style:text-properties fo:font-size="10pt" fo:background-color="#ffff00" loext:char-shading-value="0" style:font-size-asian="10pt" style:font-size-complex="10pt"/>
    </style:style>
    <style:style style:name="T35" style:family="text">
      <style:text-properties fo:background-color="#ffffff" loext:char-shading-value="0"/>
    </style:style>
    <style:style style:name="T36" style:family="text">
      <style:text-properties officeooo:rsid="000064a0"/>
    </style:style>
    <style:style style:name="T37" style:family="text">
      <style:text-properties officeooo:rsid="000076b0"/>
    </style:style>
    <style:style style:name="T38" style:family="text">
      <style:text-properties officeooo:rsid="0001f904"/>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LAN DE L'ORAL</text:p>
      <text:p text:style-name="P1"/>
      <text:p text:style-name="P30">Achille (jaune 2)</text:p>
      <text:p text:style-name="P29">Pascal (vert jaune 3)</text:p>
      <text:p text:style-name="P31">Silène (rose 2)</text:p>
      <text:p text:style-name="P4"/>
      <text:p text:style-name="P4">Introduction :</text:p>
      <text:p text:style-name="P5"/>
      <text:p text:style-name="P5">vue générale sur l'ensemble de la zone, avec du recul et en premier plan des éléments de pré salé :(par ordre d'importance) tamaris, phragmites, herbe basse type prairie, petits arbres (tq olivier de bohème...), blanquette, cannes de provence, ronces, joncs...</text:p>
      <text:p text:style-name="P14"><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17">(les termes du sujet) <text:span text:style-name="T3">regard interrogateur ou question du type « ça veut dire quoi » étaient la réaction la plus fréquente après que l'on ait énoncé notre problématique.</text:span></text:p>
      <text:p text:style-name="P13">Écosystème constitué de biotope + biocénose</text:p>
      <text:p text:style-name="P13">l'inerte et le vivant, ou bien le contenant et le contenu</text:p>
      <text:p text:style-name="P8">sur l'image fixe visible, présence d'éléments permettant d'illustrer le propos :</text:p>
      <text:p text:style-name="P8">endroits où le sol est visible → influence de la nature du sol comme élément du biotope</text:p>
      <text:p text:style-name="P8">ciel visible → influence de la météo</text:p>
      <text:p text:style-name="P8">roubine ou étang → influence de la proximité de l'eau</text:p>
      <text:p text:style-name="P8">plantes et animaux → la biocénose</text:p>
      <text:p text:style-name="P13">citation d'exemples présents à l'écran</text:p>
      <text:p text:style-name="P16"><text:span text:style-name="T24">(pourquoi cette question) </text:span><text:span text:style-name="T6">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16"><text:span text:style-name="T3">Nous avons ici tenté de reproduire un exemple de variation observable. </text:span><text:span text:style-name="T8">déplacement de la caméra à travers le pré salé en direction de la sansouïre, évolution de la végétation qui passe d'une végétation de pré salé à une végétation de sansouïre (cf caractéristiques plus loin)</text:span></text:p>
      <text:p text:style-name="P12">Étude de la cause de ces variations.</text:p>
      <text:p text:style-name="P16"><text:span text:style-name="T23">(comment répondre à cette question) </text:span><text:span text:style-name="T5">conseils de notre P1. Etude d'une zone précise afin d'avoir des éléments concrets de réponse. Choix d'une zone : la sansouïre en bordure de l'étang du Méjean</text:span><text:span text:style-name="T3">. </text:span></text:p>
      <text:p text:style-name="P5">Arrivée sur la zone. Pointage sur carte (carte de type croquis)</text:p>
      <text:p text:style-name="P13">Proximité géographique, simplicité des facteurs, facilité d'identification de la biocénose.</text:p>
      <text:p text:style-name="P5">Délimitation de la zone (halo, rectangle)</text:p>
      <text:p text:style-name="P13">Zone rectangulaire : facilité de déplacement sur le sentier et d'observation des plantes qui le bordent. </text:p>
      <text:p text:style-name="P13">Etude chronologique : comparaison des observations faites à différents moments, afin d'en déduire des relations de cause à effet entre les éléments identifiés. Conserver un même lieu permet de limiter les facteurs incontrôlés.</text:p>
      <text:p text:style-name="P13">Sorties à une fréquence mensuelle</text:p>
      <text:p text:style-name="P17">(annonce de plan) <text:span text:style-name="T3">c'est de ça dont on va parler</text:span></text:p>
      <text:p text:style-name="P12"/>
      <text:p text:style-name="P21">(transition)<text:span text:style-name="T22"> </text:span></text:p>
      <text:p text:style-name="P5">fortes pluies</text:p>
      <text:p text:style-name="P14">préparation de la sortie en notant la météo. on avait pas trop d'idées, on s'était pas trop préparés... (soyons honnêtes) renseignements sur le temps qu'il avait fait avant notre sortie, en cas de csq <text:soft-page-break/>observables : antécédents pluvieux.</text:p>
      <text:p text:style-name="P14">on avait lu quelques livres pour avoir quelques idées de ce à quoi s'attendre, fait quelques recherches pour savoir quels étaient les différents points à étudier, et reçu quelques conseils de nos parents.</text:p>
      <text:p text:style-name="P14">En conséquence, on savait d'avance que les différentes plantes qu'on observerait seraient la salicorne l'obione et la soude.</text:p>
      <text:p text:style-name="P12"/>
      <text:list xml:id="list7560728497429335564" text:style-name="L1">
        <text:list-item>
          <text:p text:style-name="P32">Première sortie, premier contact</text:p>
        </text:list-item>
      </text:list>
      <text:p text:style-name="P5"/>
      <text:p text:style-name="P5">déplacement de la caméra vers l'arrêt 1, à environ un tiers de la zone d'étude.</text:p>
      <text:p text:style-name="P5">Indicateur temporel : la date de la sortie 21/10 ou le mois dans un coin</text:p>
      <text:p text:style-name="P5">indicateur thermique : 20 °C</text:p>
      <text:p text:style-name="P5">environnement : brouillard sur l'étang</text:p>
      <text:p text:style-name="P5">couleur de la sansouïre : vert, avec quelques tons rouge/jaune</text:p>
      <text:p text:style-name="P5">prédominance de salicorne</text:p>
      <text:p text:style-name="P16"><text:span text:style-name="T3"><text:s text:c="2"/></text:span><text:span text:style-name="T8">Éventuellement, apparition de trois plants côte à côte,pour montrer leur caractéristiques générales qui nous ont permis de les reconnaître, puis disparition.</text:span></text:p>
      <text:p text:style-name="P19">(observation des plantes) <text:span text:style-name="T3">La salicorne : prédominante (70%), habitat continu, </text:span></text:p>
      <text:p text:style-name="P7">éventuellement, les plants de salicorne parmi la sansouire, en surbrillance</text:p>
      <text:p text:style-name="P15">en phase de défloraison </text:p>
      <text:p text:style-name="P7">zoom sur un plant de salicorne avec apparition de ce détail</text:p>
      <text:p text:style-name="P15">cohérent avec nos recherches qui nous ont appris que la période de floraison des plantes de la sansouïre est en fin d'été.</text:p>
      <text:p text:style-name="P15">La soude : nous n'avons vu qu'un plant (en raison je crois, d'une erreur d'identification...), habitat isolé (logique). Plant de salsola soda. Phénologie : végète.</text:p>
      <text:p text:style-name="P7">Zoom sur un plant de salsola soda</text:p>
      <text:p text:style-name="P19"><text:span text:style-name="T3">L'obione : occupe 30 %, habitat dispersé, </text:span><text:span text:style-name="T8">éventuellement obione en surbrillance</text:span></text:p>
      <text:p text:style-name="P19"><text:span text:style-name="T3">En fleur, </text:span><text:span text:style-name="T8">zoom sur un plant d'obione, avec apparition de ce détail.</text:span></text:p>
      <text:p text:style-name="P15">Phénologie qui a varié, en suivant son cour naturel mais nous n'en reparlerons pas dans l'exposé.</text:p>
      <text:p text:style-name="P18">(la répartition) <text:span text:style-name="T3">mise en place d'un système de restitution des variations de répartition au sein de la zone : découpage de la zone en portions de 5 mètres de long, établissement du pourcentage de chaque plante dans chaque zone. On en reparlera pas (peu de variations notables).</text:span></text:p>
      <text:p text:style-name="P9">Premier graphique de répartition de la flore en fonction de la distance à l'eau.</text:p>
      <text:p text:style-name="P14">Imprécision not. dans la mesure des « 5 mètres ».</text:p>
      <text:p text:style-name="P18"><text:span text:style-name="T8"><text:s/></text:span><text:span text:style-name="T3">Oiseaux. </text:span><text:span text:style-name="T10">Zoom sur l'étang en arrière plan + apparition de quelques oiseaux not. flamands roses et cormorans.</text:span><text:span text:style-name="T3">Observation de traces dans la boue (liée à la pluie des jours précédents).</text:span><text:span text:style-name="T7"> </text:span></text:p>
      <text:p text:style-name="P17">(activité humaine) <text:span text:style-name="T3">forte présence de déchets. </text:span><text:span text:style-name="T8">Zoom sur le sol/les plantes + apparition de déchets plastiques et bouts de bois manufacturés.</text:span></text:p>
      <text:p text:style-name="P17">(premier relevé de dénivelé) <text:span text:style-name="T3">à vue de nez, on était pas sûr de son utilité. </text:span>(à 10 cm près)</text:p>
      <text:p text:style-name="P6">1er graphique de dénivelé</text:p>
      <text:p text:style-name="P17">(prélèvements) <text:span text:style-name="T3">eau saumatre</text:span></text:p>
      <text:p text:style-name="P5"/>
      <text:p text:style-name="P22">(transition)<text:span text:style-name="T22"> </text:span><text:span text:style-name="T14">la caméra se déplace jusqu'à l'arrêt suivant. Soleil.</text:span></text:p>
      <text:p text:style-name="P15">-Réflexion sur une méthode pour connaître la salinité</text:p>
      <text:p text:style-name="P15">-Échange avec les professeurs : plus grande précision dans nos mesures, notamment le dénivelé. Réflexion concernant les mesures (données du web, altimètre...). Choix d'une autre méthode.</text:p>
      <text:p text:style-name="P15">-Venir avec le matériel nécessaire.</text:p>
      <text:p text:style-name="P14"/>
      <text:p text:style-name="P5">II-Deuxième sortie, le relevé de dénivelé</text:p>
      <text:p text:style-name="P16"/>
      <text:p text:style-name="P5">couleur dominante marron-jaune</text:p>
      <text:p text:style-name="P5">pas de nuages</text:p>
      <text:p text:style-name="P12"><text:soft-page-break/><text:span text:style-name="T11">indicateur temporel et thermique : 19/11 température : 19,5°C,</text:span> </text:p>
      <text:p text:style-name="P14">Objectifs : Mesure habituelles, mesure de surface pour une plus grande précision dans le relevé de répartition, prélèvement de sol (qui sera abandonné par la suite) et d'eau pour une mesure de salinité.</text:p>
      <text:p text:style-name="P14">antécédents = beau temps.</text:p>
      <text:p text:style-name="P20"><text:span text:style-name="T9">Moins de déchets</text:span><text:span text:style-name="T4">. </text:span><text:span text:style-name="T9">beaucoup d'oiseaux (surtout flamands roses)</text:span></text:p>
      <text:p text:style-name="P17">(relevé de dénivelé) <text:span text:style-name="T3">: explication de la méthode avec le tuyau</text:span></text:p>
      <text:p text:style-name="P6">éventuellement un déplacement de la caméra de façon a pouvoir observer le dénivelé mesuré. (Cela nécessite d'avoir un dénivelé très proche dans la simulation à celui qu'il peut y avoir en vrai.</text:p>
      <text:p text:style-name="P6">Schéma explicatif de cette méthode</text:p>
      <text:p text:style-name="P13">difficultés qu'on a rencontrées.</text:p>
      <text:p text:style-name="P13">Des résultats satisfaisants (et surtout cohérents). <text:span text:style-name="T1">(au demi centimètre près)</text:span></text:p>
      <text:p text:style-name="P5">Graphique du relevé de dénivelé avec les nouveaux résultats.</text:p>
      <text:p text:style-name="P12"/>
      <text:p text:style-name="P12"/>
      <text:p text:style-name="P3"><text:span text:style-name="T18">(transition)</text:span><text:span text:style-name="T19"> notre P2 nous propose de nous remettre en question sur la représentativité de notre zone par rapport à la sansouïre. Ainsi, nous avons passé une après-midi dans la zone protégée de la nature sans effectuer énormément de relevés, seulement dans une optique de vision globale de la sansouïre, et aussi une première approche avec l'influence de l'homme. De plus toutes les zones de sansouïre étaient inaccessibles. </text:span></text:p>
      <text:p text:style-name="P15">Réflexion sur la production et les conclusion à tirer avant la sortie (étude synthétique des autres relevés).</text:p>
      <text:p text:style-name="P15">Dosage d'ion chlorure (résultats satisfaisants) <text:span text:style-name="T26">on peut en reparler par la suite.</text:span></text:p>
      <text:p text:style-name="P5">Antécédents : vents violents de terre</text:p>
      <text:p text:style-name="P12"/>
      <text:p text:style-name="P5">timing idéal : 7 minutes 30</text:p>
      <text:p text:style-name="P2"><text:span text:style-name="T20">/!\ Achtung /!\ Achtung /!\ Es wird auf Deutsch gesprochen</text:span><text:span text:style-name="T19"> </text:span></text:p>
      <text:p text:style-name="P5">Écran flou de chargement avec indicateur de changement de langue (drapeau)</text:p>
      <text:p text:style-name="P12"/>
      <text:list xml:id="list2163786790086651255" text:style-name="L2">
        <text:list-item>
          <text:p text:style-name="P33">Dernière sortie terrain, des conclusions à tirer</text:p>
        </text:list-item>
      </text:list>
      <text:p text:style-name="P10"/>
      <text:p text:style-name="P25"><text:span text:style-name="T3">éventuellement </text:span>antécédents</text:p>
      <text:p text:style-name="P16"><text:span text:style-name="T32">éventuellement </text:span><text:span text:style-name="T34">(observations habituelles)</text:span><text:span text:style-name="T33"> </text:span><text:span text:style-name="T8">brouillard, couleur de la sansouire : marron/roux</text:span></text:p>
      <text:p text:style-name="P5">araignées, poissons (profiter de la proximité aquatique), flamands roses, éventuellement mouette et aigrette garzette.</text:p>
      <text:p text:style-name="P5">Trace de marcassin</text:p>
      <text:p text:style-name="P17">BILAN SORTIE 3 =<text:tab/>&gt;PAS CONCLUSION !!!!</text:p>
      <text:p text:style-name="P6"><text:span text:style-name="T21">(objectif)</text:span><text:span text:style-name="T18">Der Ziel von der dritte Ausflug war Schüssen zu ziehen. Wir wollten die letzte Variationen noten.</text:span></text:p>
      <text:p text:style-name="P6"><text:span text:style-name="T21">(Phénologie)</text:span><text:span text:style-name="T18">Das einzige Dinge wer hätte wirklich abwechslungsreich war der Phänologie des Pflanzen (besonders die Farbe des Salicorne) .</text:span></text:p>
      <text:p text:style-name="P6"><text:span text:style-name="T21">(Répartition)</text:span><text:span text:style-name="T18">Die Verteilung von die Pflanzen war fast identisch von die erste Ausgang.</text:span></text:p>
      <text:p text:style-name="P17"/>
      <text:p text:style-name="P11"><text:span text:style-name="T28">(phé</text:span><text:span text:style-name="T29">nologie et habitat)</text:span><text:span text:style-name="T30"> </text:span><text:span text:style-name="T31">différents plants avec leurs phénologies et habitat respectifs. </text:span><text:span text:style-name="T30">Variations not pour la phénologie.</text:span></text:p>
      <text:p text:style-name="P24"><text:span text:style-name="T18">(répartition) </text:span><text:span text:style-name="T15">Observation : La répartition n'a pas beaucoup varié. (Apparition des trois graphiques de répartition).</text:span></text:p>
      <text:p text:style-name="P23"><text:span text:style-name="T17">(mise en relation des résultats) graphique mettant en relation la répartition et le dénivelé. (variations géographiqu</text:span><text:span text:style-name="T16">es).</text:span></text:p>
      <text:p text:style-name="P12"/>
      <text:p text:style-name="P12"><text:span text:style-name="T27">(transition)</text:span><text:span text:style-name="T2"> </text:span><text:span text:style-name="T25">die Fälligsdatum sich nähertet (Ein arbeit zurück geben.). Die Beinflussug des Mensches über das Biotope und die Biozönose. Nach die « maison de la nature » gehen.</text:span></text:p>
      <text:p text:style-name="P12"/>
      <text:list xml:id="list8174937210525107834" text:style-name="L3">
        <text:list-item>
          <text:p text:style-name="P34">Une sortie à la maison de la nature</text:p>
        </text:list-item>
      </text:list>
      <text:p text:style-name="P10"/>
      <text:p text:style-name="P5">Idée 1 :</text:p>
      <text:p text:style-name="P5"><text:soft-page-break/>arrivée à la maison de la nature (on peut bouger la vue...)</text:p>
      <text:p text:style-name="P13"><text:span text:style-name="T1">(introduire LMDN)</text:span>F<text:span text:style-name="T37">ü</text:span>r unsere<text:span text:style-name="T37">r</text:span> letzte Ausgang, wollten wir <text:span text:style-name="T37">zur</text:span><text:span text:style-name="T11"> maison de la nature </text:span>von de<text:span text:style-name="T37">m</text:span> <text:span text:style-name="T11">parc du </text:span><text:span text:style-name="T13">Méjan</text:span> gehen.</text:p>
      <text:p text:style-name="P13">Während <text:span text:style-name="T36">dem</text:span> dritte<text:span text:style-name="T36">n</text:span> Ausflug, hätten <text:span text:style-name="T36">wir </text:span>schon Spuren von <text:span text:style-name="T36">der</text:span> Aktivität des <text:span text:style-name="T36">Mensches</text:span> gefunden und wir wollten ein paar informationen von Professional haben.</text:p>
      <text:p text:style-name="P26">Des<text:span text:style-name="T35">cription de l'initiative, comment ça s'est passé...</text:span></text:p>
      <text:p text:style-name="P26"><text:span text:style-name="T35">Au cours des sorties précédentes on avait déjà pu voir des traces de l'activité de l'homme. Seulement on a voulu se renseigner davanta</text:span>ge.</text:p>
      <text:p text:style-name="P14">Ziel: Infos über die Beziehung zw<text:span text:style-name="T38">is</text:span>chen de<text:span text:style-name="T38">n</text:span> Mensch<text:span text:style-name="T38">en</text:span> und d<text:span text:style-name="T38">en</text:span> Ökosystem<text:span text:style-name="T38">en</text:span>.</text:p>
      <text:p text:style-name="P14">Wie das früher war.</text:p>
      <text:p text:style-name="P5">animation montrant les images satellites à différentes époques</text:p>
      <text:p text:style-name="P15">-l'influence de l'homme avec un réseau de roubines <text:span text:style-name="T36">(Kanal)</text:span> très développé <text:span text:style-name="T36">martelière = </text:span><text:span text:style-name="T12">Damm</text:span></text:p>
      <text:p text:style-name="P7">modélisation ou photo d'une martellière.<text:span text:style-name="T18"> Comment ça marche, à quoi ça sert.</text:span></text:p>
      <text:p text:style-name="P15">Csq : la zone protégée, un milieu moins salé que si l'homme n'intervenait pas. La sansouïre n'est pas très représentée au sein de la réserve.</text:p>
      <text:p text:style-name="P13"><text:span text:style-name="T1">(maquette)</text:span>Schliesslich, haben wir beim Silène's Haus d<text:span text:style-name="T36">as</text:span> Modell vorbereitet. Dafür haben wir ein klein Ernte gemacht aber natürlich ausserhalb von Schutzgebieten.</text:p>
      <text:p text:style-name="P27">Pré<text:span text:style-name="T35">paration de la production avec cueillette (en dehors des zones protégées) de plantes pour la maquet</text:span>te.</text:p>
      <text:p text:style-name="P12"/>
      <text:p text:style-name="P12"/>
      <text:p text:style-name="P4">Conclusion : (en français)</text:p>
      <text:p text:style-name="P4"/>
      <text:p text:style-name="P5">vue de dessus statique</text:p>
      <text:p text:style-name="P12"/>
      <text:p text:style-name="P14">Concernant notre problématique, les relations sont <text:span text:style-name="T1">complexes</text:span> et difficiles à mettre en valeur. Nous les avons étudiées à travers le prisme de la <text:span text:style-name="T1">sansouïre</text:span>. </text:p>
      <text:p text:style-name="P12"><text:span text:style-name="T25">des relations qui montrait que le biotope avait une influence sur la biocénose en ne permettant qu'à certaines plantes très adaptées de pousser. Ici le critère était le </text:span><text:span text:style-name="T2">sel</text:span><text:span text:style-name="T25"> et la résistance au sel. De plus, nous avons pu observer des variation </text:span><text:span text:style-name="T2">phénologiques</text:span><text:span text:style-name="T25"> occasionnées par les différences météorologiques entre les saisons.</text:span> <text:span text:style-name="T23">Aussi, l'homme joue une rôle important, il peut détruire et recréer des équilibres écologiques.</text:span></text:p>
      <text:p text:style-name="P15">Le TPE ça été du boulot, des moments de doutes, mais ça nous permis d'apprendre plein de choses. On espère que vous aussi et on va voir ça ! On vous propose de jouer à un jeu numérique sur l'écosystème de la sansouïre qu'on a créé nous même. Ça vous dit ? (explication des règles) <text:s/></text:p>
      <text:p text:style-name="P15">^^^</text:p>
      <text:p text:style-name="P15">Merci de votre attention !</text:p>
      <text:p text:style-name="P15">Des ques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3:14:10.470000000</meta:creation-date>
    <meta:editing-duration>P2DT1H57M28S</meta:editing-duration>
    <meta:editing-cycles>37</meta:editing-cycles>
    <meta:generator>LibreOffice/5.0.5.2$Windows_x86 LibreOffice_project/55b006a02d247b5f7215fc6ea0fde844b30035b3</meta:generator>
    <dc:date>2018-03-13T11:14:22.987000000</dc:date>
    <meta:document-statistic meta:table-count="0" meta:image-count="0" meta:object-count="0" meta:page-count="4" meta:paragraph-count="118" meta:word-count="1743" meta:character-count="11013" meta:non-whitespace-character-count="9375"/>
  </office:meta>
</office:document-meta>
</file>